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style:writing-mode="lr-tb"/>
      <style:text-properties officeooo:paragraph-rsid="003562f0"/>
    </style:style>
    <style:style style:name="P2" style:family="paragraph" style:parent-style-name="Text_20_body">
      <style:paragraph-properties style:writing-mode="lr-tb"/>
      <style:text-properties officeooo:paragraph-rsid="003af470"/>
    </style:style>
    <style:style style:name="P3" style:family="paragraph" style:parent-style-name="Text_20_body">
      <style:paragraph-properties style:writing-mode="lr-tb"/>
      <style:text-properties style:use-window-font-color="true" officeooo:rsid="0034ca34" officeooo:paragraph-rsid="0034ca34"/>
    </style:style>
    <style:style style:name="P4" style:family="paragraph" style:parent-style-name="Text_20_body">
      <style:paragraph-properties style:writing-mode="lr-tb"/>
      <style:text-properties style:use-window-font-color="true" officeooo:paragraph-rsid="003dfc24"/>
    </style:style>
    <style:style style:name="P5" style:family="paragraph" style:parent-style-name="Standard">
      <style:text-properties officeooo:paragraph-rsid="003a2269"/>
    </style:style>
    <style:style style:name="P6" style:family="paragraph" style:parent-style-name="Standard">
      <style:text-properties officeooo:paragraph-rsid="003af470"/>
    </style:style>
    <style:style style:name="P7" style:family="paragraph" style:parent-style-name="Standard">
      <style:text-properties fo:font-style="normal" officeooo:rsid="0037fd04" officeooo:paragraph-rsid="003a2269" style:font-style-asian="normal" style:font-style-complex="normal"/>
    </style:style>
    <style:style style:name="P8" style:family="paragraph" style:parent-style-name="Standard">
      <style:text-properties fo:font-style="normal" officeooo:rsid="0038de78" officeooo:paragraph-rsid="003a2269" style:font-style-asian="normal" style:font-style-complex="normal"/>
    </style:style>
    <style:style style:name="P9" style:family="paragraph" style:parent-style-name="Standard">
      <style:text-properties fo:font-style="normal" officeooo:rsid="003af470" officeooo:paragraph-rsid="003af470" style:font-style-asian="normal" style:font-style-complex="normal"/>
    </style:style>
    <style:style style:name="P10" style:family="paragraph" style:parent-style-name="Standard">
      <style:text-properties fo:font-style="normal" officeooo:rsid="003fce7a" officeooo:paragraph-rsid="003fce7a" style:font-style-asian="normal" style:font-style-complex="normal"/>
    </style:style>
    <style:style style:name="P11" style:family="paragraph" style:parent-style-name="Standard">
      <style:text-properties fo:font-style="normal" officeooo:rsid="0040460c" officeooo:paragraph-rsid="003fce7a" style:font-style-asian="normal" style:font-style-complex="normal"/>
    </style:style>
    <style:style style:name="P12" style:family="paragraph" style:parent-style-name="Standard">
      <style:text-properties fo:font-style="normal" officeooo:rsid="0050b48d" officeooo:paragraph-rsid="0050b48d" style:font-style-asian="normal" style:font-style-complex="normal"/>
    </style:style>
    <style:style style:name="P13" style:family="paragraph" style:parent-style-name="Standard">
      <style:text-properties fo:font-style="normal" officeooo:rsid="005c6b1a" officeooo:paragraph-rsid="005b72a5" style:font-style-asian="normal" style:font-style-complex="normal"/>
    </style:style>
    <style:style style:name="P14" style:family="paragraph" style:parent-style-name="Standard">
      <style:text-properties officeooo:paragraph-rsid="003ea420"/>
    </style:style>
    <style:style style:name="P15" style:family="paragraph" style:parent-style-name="Standard">
      <style:text-properties officeooo:rsid="003fce7a" officeooo:paragraph-rsid="003fce7a"/>
    </style:style>
    <style:style style:name="P16" style:family="paragraph" style:parent-style-name="Standard">
      <style:text-properties officeooo:paragraph-rsid="003fce7a"/>
    </style:style>
    <style:style style:name="P17" style:family="paragraph" style:parent-style-name="Standard">
      <style:text-properties officeooo:paragraph-rsid="003b0847"/>
    </style:style>
    <style:style style:name="P18" style:family="paragraph" style:parent-style-name="Standard">
      <style:text-properties officeooo:paragraph-rsid="0040460c"/>
    </style:style>
    <style:style style:name="P19" style:family="paragraph" style:parent-style-name="Standard">
      <style:text-properties officeooo:paragraph-rsid="004465d0"/>
    </style:style>
    <style:style style:name="P20" style:family="paragraph" style:parent-style-name="Standard">
      <style:text-properties style:text-position="0% 100%" fo:font-style="normal" officeooo:rsid="0041cafc" officeooo:paragraph-rsid="0040460c" style:font-style-asian="normal" style:font-style-complex="normal"/>
    </style:style>
    <style:style style:name="P21" style:family="paragraph" style:parent-style-name="Standard">
      <style:text-properties style:text-position="0% 100%" fo:font-style="normal" officeooo:rsid="006e57ac" officeooo:paragraph-rsid="006e57ac" style:font-style-asian="normal" style:font-style-complex="normal"/>
    </style:style>
    <style:style style:name="P22" style:family="paragraph" style:parent-style-name="Standard">
      <style:text-properties officeooo:rsid="003dc47d" officeooo:paragraph-rsid="003dc47d"/>
    </style:style>
    <style:style style:name="P23" style:family="paragraph" style:parent-style-name="Standard">
      <style:text-properties officeooo:paragraph-rsid="004f2b0d"/>
    </style:style>
    <style:style style:name="P24" style:family="paragraph" style:parent-style-name="Standard">
      <style:text-properties officeooo:paragraph-rsid="0050b48d"/>
    </style:style>
    <style:style style:name="P25" style:family="paragraph" style:parent-style-name="Standard">
      <style:text-properties officeooo:paragraph-rsid="00575429"/>
    </style:style>
    <style:style style:name="P26" style:family="paragraph" style:parent-style-name="Standard">
      <style:text-properties officeooo:paragraph-rsid="005b72a5"/>
    </style:style>
    <style:style style:name="P27" style:family="paragraph" style:parent-style-name="Standard">
      <style:text-properties officeooo:rsid="005c6b1a" officeooo:paragraph-rsid="005c6b1a"/>
    </style:style>
    <style:style style:name="P28" style:family="paragraph" style:parent-style-name="Standard">
      <style:text-properties officeooo:rsid="005fc558" officeooo:paragraph-rsid="005fc558"/>
    </style:style>
    <style:style style:name="P29" style:family="paragraph" style:parent-style-name="Standard">
      <style:text-properties officeooo:paragraph-rsid="006225fd"/>
    </style:style>
    <style:style style:name="P30" style:family="paragraph" style:parent-style-name="Standard">
      <style:text-properties officeooo:rsid="0062d913" officeooo:paragraph-rsid="0062d913"/>
    </style:style>
    <style:style style:name="P31" style:family="paragraph" style:parent-style-name="Standard">
      <style:text-properties officeooo:rsid="0068d1a5" officeooo:paragraph-rsid="0068d1a5"/>
    </style:style>
    <style:style style:name="P32" style:family="paragraph" style:parent-style-name="Standard">
      <style:text-properties officeooo:paragraph-rsid="006b5dfd"/>
    </style:style>
    <style:style style:name="P33" style:family="paragraph" style:parent-style-name="Standard">
      <style:text-properties officeooo:rsid="006b5dfd" officeooo:paragraph-rsid="006b5dfd"/>
    </style:style>
    <style:style style:name="P34" style:family="paragraph" style:parent-style-name="Standard">
      <style:text-properties officeooo:paragraph-rsid="006d8df9"/>
    </style:style>
    <style:style style:name="P35" style:family="paragraph" style:parent-style-name="Standard">
      <style:text-properties officeooo:rsid="00607349" officeooo:paragraph-rsid="006225fd"/>
    </style:style>
    <style:style style:name="P36" style:family="paragraph" style:parent-style-name="Standard">
      <style:text-properties officeooo:rsid="007de5fc" officeooo:paragraph-rsid="00850e52"/>
    </style:style>
    <style:style style:name="P37" style:family="paragraph" style:parent-style-name="Standard">
      <style:text-properties officeooo:rsid="0085b45a" officeooo:paragraph-rsid="0085b45a"/>
    </style:style>
    <style:style style:name="P38" style:family="paragraph" style:parent-style-name="Standard">
      <style:text-properties officeooo:rsid="00869ce3" officeooo:paragraph-rsid="00869ce3"/>
    </style:style>
    <style:style style:name="P39" style:family="paragraph" style:parent-style-name="Standard">
      <style:text-properties officeooo:paragraph-rsid="009d1580"/>
    </style:style>
    <style:style style:name="P40" style:family="paragraph" style:parent-style-name="Standard">
      <style:text-properties officeooo:paragraph-rsid="00a755c6"/>
    </style:style>
    <style:style style:name="P41" style:family="paragraph" style:parent-style-name="Standard">
      <style:text-properties officeooo:paragraph-rsid="00a3039f"/>
    </style:style>
    <style:style style:name="P42" style:family="paragraph" style:parent-style-name="Standard">
      <style:text-properties officeooo:rsid="00a755c6" officeooo:paragraph-rsid="00a755c6"/>
    </style:style>
    <style:style style:name="P43" style:family="paragraph" style:parent-style-name="Standard">
      <style:text-properties officeooo:rsid="00a755c6" officeooo:paragraph-rsid="00aade45"/>
    </style:style>
    <style:style style:name="P44" style:family="paragraph" style:parent-style-name="Standard">
      <style:text-properties style:use-window-font-color="true" officeooo:paragraph-rsid="00494311"/>
    </style:style>
    <style:style style:name="P45" style:family="paragraph" style:parent-style-name="Standard">
      <style:text-properties style:use-window-font-color="true" officeooo:rsid="00494311" officeooo:paragraph-rsid="00494311"/>
    </style:style>
    <style:style style:name="P46" style:family="paragraph" style:parent-style-name="Standard">
      <style:text-properties style:use-window-font-color="true" officeooo:rsid="004cf5b7" officeooo:paragraph-rsid="004cf5b7"/>
    </style:style>
    <style:style style:name="P47" style:family="paragraph" style:parent-style-name="Standard">
      <style:text-properties officeooo:paragraph-rsid="00aade45"/>
    </style:style>
    <style:style style:name="P48" style:family="paragraph" style:parent-style-name="Standard">
      <style:text-properties officeooo:rsid="00bf14ac" officeooo:paragraph-rsid="00bf14ac"/>
    </style:style>
    <style:style style:name="P49" style:family="paragraph" style:parent-style-name="Standard">
      <style:text-properties officeooo:rsid="00c04bf3" officeooo:paragraph-rsid="00c04bf3"/>
    </style:style>
    <style:style style:name="P50" style:family="paragraph" style:parent-style-name="Standard">
      <style:text-properties officeooo:paragraph-rsid="00c536b2"/>
    </style:style>
    <style:style style:name="P51" style:family="paragraph" style:parent-style-name="Standard">
      <style:text-properties officeooo:rsid="00c80f88" officeooo:paragraph-rsid="00c80f88"/>
    </style:style>
    <style:style style:name="P52" style:family="paragraph" style:parent-style-name="Standard">
      <style:text-properties officeooo:rsid="00c80f88" officeooo:paragraph-rsid="00c9e840"/>
    </style:style>
    <style:style style:name="P53" style:family="paragraph" style:parent-style-name="Standard">
      <style:text-properties officeooo:rsid="00c9e840" officeooo:paragraph-rsid="00c9e840"/>
    </style:style>
    <style:style style:name="P54" style:family="paragraph" style:parent-style-name="Standard">
      <style:text-properties officeooo:rsid="00cb2012" officeooo:paragraph-rsid="00cb2012"/>
    </style:style>
    <style:style style:name="P55" style:family="paragraph" style:parent-style-name="Standard">
      <style:text-properties officeooo:rsid="00cc5755" officeooo:paragraph-rsid="00cc5755"/>
    </style:style>
    <style:style style:name="P56" style:family="paragraph" style:parent-style-name="Text_20_body">
      <style:text-properties officeooo:rsid="003e143a" officeooo:paragraph-rsid="003e143a"/>
    </style:style>
    <style:style style:name="P57" style:family="paragraph" style:parent-style-name="Text_20_body">
      <style:text-properties officeooo:paragraph-rsid="004e2ce4"/>
    </style:style>
    <style:style style:name="P58" style:family="paragraph" style:parent-style-name="Text_20_body">
      <style:text-properties officeooo:rsid="00788293" officeooo:paragraph-rsid="00788293"/>
    </style:style>
    <style:style style:name="P59" style:family="paragraph" style:parent-style-name="Text_20_body">
      <style:text-properties style:use-window-font-color="true" officeooo:paragraph-rsid="003dc47d"/>
    </style:style>
    <style:style style:name="P60" style:family="paragraph" style:parent-style-name="Heading_20_4">
      <style:text-properties style:use-window-font-color="true"/>
    </style:style>
    <style:style style:name="P61" style:family="paragraph" style:parent-style-name="Title" style:master-page-name="Standard">
      <style:paragraph-properties style:page-number="1"/>
      <style:text-properties officeooo:rsid="00beaa7c" officeooo:paragraph-rsid="00beaa7c"/>
    </style:style>
    <style:style style:name="P62" style:family="paragraph" style:parent-style-name="Heading_20_1">
      <style:text-properties officeooo:paragraph-rsid="001f152e"/>
    </style:style>
    <style:style style:name="P63" style:family="paragraph" style:parent-style-name="Heading_20_1">
      <style:text-properties officeooo:paragraph-rsid="001fad32"/>
    </style:style>
    <style:style style:name="P64" style:family="paragraph" style:parent-style-name="Heading_20_2">
      <style:text-properties fo:color="#c9211e"/>
    </style:style>
    <style:style style:name="P65" style:family="paragraph" style:parent-style-name="Heading_20_2">
      <style:text-properties officeooo:rsid="003562f0"/>
    </style:style>
    <style:style style:name="P66" style:family="paragraph" style:parent-style-name="Heading_20_2">
      <style:text-properties style:use-window-font-color="true" fo:font-size="16pt" fo:font-weight="normal" officeooo:rsid="004e2ce4" officeooo:paragraph-rsid="004e2ce4" style:font-size-asian="16pt" style:font-weight-asian="normal" style:font-size-complex="16pt"/>
    </style:style>
    <style:style style:name="P67" style:family="paragraph" style:parent-style-name="Heading_20_2">
      <style:text-properties officeooo:rsid="00702d9d" officeooo:paragraph-rsid="00702d9d"/>
    </style:style>
    <style:style style:name="P68" style:family="paragraph" style:parent-style-name="Heading_20_3">
      <style:text-properties officeooo:rsid="0051622e" officeooo:paragraph-rsid="0051622e"/>
    </style:style>
    <style:style style:name="P69" style:family="paragraph" style:parent-style-name="Heading_20_3">
      <style:text-properties fo:color="#434343" fo:font-size="14pt" fo:font-style="normal" fo:font-weight="normal" officeooo:rsid="003cf35b" officeooo:paragraph-rsid="005262e8" style:font-size-asian="14pt" style:font-style-asian="normal" style:font-weight-asian="normal" style:font-size-complex="14pt" style:font-style-complex="normal"/>
    </style:style>
    <style:style style:name="P70" style:family="paragraph" style:parent-style-name="Heading_20_3">
      <style:text-properties style:use-window-font-color="true" fo:font-size="14pt" fo:font-weight="normal" officeooo:rsid="00544a54" officeooo:paragraph-rsid="0055de1e" style:font-size-asian="14pt" style:font-weight-asian="normal" style:font-size-complex="14pt"/>
    </style:style>
    <style:style style:name="P71" style:family="paragraph" style:parent-style-name="Heading_20_3">
      <style:text-properties officeooo:rsid="0054e5bc" officeooo:paragraph-rsid="0054e5bc"/>
    </style:style>
    <style:style style:name="P72" style:family="paragraph" style:parent-style-name="Heading_20_3">
      <style:text-properties officeooo:rsid="008a93af" officeooo:paragraph-rsid="008a93af"/>
    </style:style>
    <style:style style:name="P73" style:family="paragraph" style:parent-style-name="Standard" style:list-style-name="L1">
      <style:text-properties officeooo:rsid="00c17a8c" officeooo:paragraph-rsid="00c17a8c"/>
    </style:style>
    <style:style style:name="P74" style:family="paragraph" style:parent-style-name="Standard" style:list-style-name="L1">
      <style:text-properties officeooo:rsid="00c2f8f4" officeooo:paragraph-rsid="00c2f8f4"/>
    </style:style>
    <style:style style:name="P75" style:family="paragraph" style:parent-style-name="Standard" style:list-style-name="WWNum1">
      <style:paragraph-properties fo:margin-left="0.5in" fo:margin-right="0in" fo:text-indent="-0.25in" style:auto-text-indent="false"/>
      <style:text-properties officeooo:rsid="00b39540" officeooo:paragraph-rsid="00b39540"/>
    </style:style>
    <style:style style:name="P76" style:family="paragraph" style:parent-style-name="Standard" style:list-style-name="WWNum1">
      <style:paragraph-properties fo:margin-left="0.5in" fo:margin-right="0in" fo:text-indent="-0.25in" style:auto-text-indent="false"/>
      <style:text-properties officeooo:paragraph-rsid="00b315a2"/>
    </style:style>
    <style:style style:name="P77" style:family="paragraph" style:parent-style-name="Standard" style:list-style-name="WWNum1">
      <style:paragraph-properties fo:margin-left="0.5in" fo:margin-right="0in" fo:text-indent="-0.25in" style:auto-text-indent="false"/>
      <style:text-properties officeooo:paragraph-rsid="00b39540"/>
    </style:style>
    <style:style style:name="P78" style:family="paragraph" style:parent-style-name="Standard" style:list-style-name="WWNum1">
      <style:paragraph-properties fo:margin-left="0.5in" fo:margin-right="0in" fo:text-indent="-0.25in" style:auto-text-indent="false"/>
      <style:text-properties officeooo:paragraph-rsid="001fad32"/>
    </style:style>
    <style:style style:name="P79" style:family="paragraph" style:parent-style-name="Standard" style:list-style-name="WWNum1">
      <style:paragraph-properties fo:margin-left="0.5in" fo:margin-right="0in" fo:text-indent="-0.25in" style:auto-text-indent="false"/>
      <style:text-properties officeooo:paragraph-rsid="0031bade"/>
    </style:style>
    <style:style style:name="P80" style:family="paragraph" style:parent-style-name="Standard" style:list-style-name="WWNum1">
      <style:paragraph-properties fo:margin-left="0.5in" fo:margin-right="0in" fo:text-indent="-0.25in" style:auto-text-indent="false"/>
      <style:text-properties officeooo:rsid="002b2daa" officeooo:paragraph-rsid="002ce5b8"/>
    </style:style>
    <style:style style:name="T1" style:family="text">
      <style:text-properties officeooo:rsid="001b7d3b"/>
    </style:style>
    <style:style style:name="T2" style:family="text">
      <style:text-properties officeooo:rsid="001fad32"/>
    </style:style>
    <style:style style:name="T3" style:family="text">
      <style:text-properties fo:font-weight="normal" officeooo:rsid="00266f58" style:font-weight-asian="normal" style:font-weight-complex="normal"/>
    </style:style>
    <style:style style:name="T4" style:family="text">
      <style:text-properties fo:font-weight="normal" officeooo:rsid="0028aa79" style:font-weight-asian="normal" style:font-weight-complex="normal"/>
    </style:style>
    <style:style style:name="T5" style:family="text">
      <style:text-properties fo:font-weight="normal" officeooo:rsid="001fad32" style:font-weight-asian="normal" style:font-weight-complex="normal"/>
    </style:style>
    <style:style style:name="T6" style:family="text">
      <style:text-properties officeooo:rsid="0031bade"/>
    </style:style>
    <style:style style:name="T7" style:family="text">
      <style:text-properties fo:font-style="italic" style:font-style-asian="italic" style:font-style-complex="italic"/>
    </style:style>
    <style:style style:name="T8" style:family="text">
      <style:text-properties fo:font-style="italic" officeooo:rsid="0031bade" style:font-style-asian="italic" style:font-style-complex="italic"/>
    </style:style>
    <style:style style:name="T9" style:family="text">
      <style:text-properties fo:font-style="italic" officeooo:rsid="0032a4ec" style:font-style-asian="italic" style:font-style-complex="italic"/>
    </style:style>
    <style:style style:name="T10" style:family="text">
      <style:text-properties fo:font-style="italic" officeooo:rsid="0037fd04" style:font-style-asian="italic" style:font-style-complex="italic"/>
    </style:style>
    <style:style style:name="T11" style:family="text">
      <style:text-properties fo:font-style="italic" officeooo:rsid="003af470" style:font-style-asian="italic" style:font-style-complex="italic"/>
    </style:style>
    <style:style style:name="T12" style:family="text">
      <style:text-properties fo:font-style="italic" officeooo:rsid="003cf35b" style:font-style-asian="italic" style:font-style-complex="italic"/>
    </style:style>
    <style:style style:name="T13" style:family="text">
      <style:text-properties fo:font-style="italic" officeooo:rsid="003fce7a" style:font-style-asian="italic" style:font-style-complex="italic"/>
    </style:style>
    <style:style style:name="T14" style:family="text">
      <style:text-properties fo:font-style="italic" officeooo:rsid="004e2ce4" style:font-style-asian="italic" style:font-style-complex="italic"/>
    </style:style>
    <style:style style:name="T15" style:family="text">
      <style:text-properties fo:font-style="italic" officeooo:rsid="005fc558" style:font-style-asian="italic" style:font-style-complex="italic"/>
    </style:style>
    <style:style style:name="T16" style:family="text">
      <style:text-properties fo:font-style="italic" officeooo:rsid="00607349" style:font-style-asian="italic" style:font-style-complex="italic"/>
    </style:style>
    <style:style style:name="T17" style:family="text">
      <style:text-properties fo:font-style="italic" officeooo:rsid="006be95c" style:font-style-asian="italic" style:font-style-complex="italic"/>
    </style:style>
    <style:style style:name="T18" style:family="text">
      <style:text-properties fo:font-style="italic" officeooo:rsid="008e0063" style:font-style-asian="italic" style:font-style-complex="italic"/>
    </style:style>
    <style:style style:name="T19" style:family="text">
      <style:text-properties fo:font-style="italic" officeooo:rsid="00b39540" style:font-style-asian="italic" style:font-style-complex="italic"/>
    </style:style>
    <style:style style:name="T20" style:family="text">
      <style:text-properties officeooo:rsid="0037fd04"/>
    </style:style>
    <style:style style:name="T21" style:family="text">
      <style:text-properties fo:color="#c9211e"/>
    </style:style>
    <style:style style:name="T22" style:family="text">
      <style:text-properties fo:color="#c9211e" officeooo:rsid="0037fd04"/>
    </style:style>
    <style:style style:name="T23" style:family="text">
      <style:text-properties fo:color="#c9211e" fo:font-style="italic" style:font-style-asian="italic" style:font-style-complex="italic"/>
    </style:style>
    <style:style style:name="T24" style:family="text">
      <style:text-properties fo:color="#c9211e" fo:font-style="italic" officeooo:rsid="0037fd04"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7fd04" style:font-style-asian="normal" style:font-style-complex="normal"/>
    </style:style>
    <style:style style:name="T27" style:family="text">
      <style:text-properties fo:font-style="normal" officeooo:rsid="0038de78" style:font-style-asian="normal" style:font-style-complex="normal"/>
    </style:style>
    <style:style style:name="T28" style:family="text">
      <style:text-properties fo:font-style="normal" officeooo:rsid="003a2269" style:font-style-asian="normal" style:font-style-complex="normal"/>
    </style:style>
    <style:style style:name="T29" style:family="text">
      <style:text-properties fo:font-style="normal" officeooo:rsid="003af470" style:font-style-asian="normal" style:font-style-complex="normal"/>
    </style:style>
    <style:style style:name="T30" style:family="text">
      <style:text-properties fo:font-style="normal" officeooo:rsid="003b0847" style:font-style-asian="normal" style:font-style-complex="normal"/>
    </style:style>
    <style:style style:name="T31" style:family="text">
      <style:text-properties fo:font-style="normal" officeooo:rsid="003cf35b" style:font-style-asian="normal" style:font-style-complex="normal"/>
    </style:style>
    <style:style style:name="T32" style:family="text">
      <style:text-properties fo:font-style="normal" officeooo:rsid="003ea420" style:font-style-asian="normal" style:font-style-complex="normal"/>
    </style:style>
    <style:style style:name="T33" style:family="text">
      <style:text-properties fo:font-style="normal" officeooo:rsid="003fce7a" style:font-style-asian="normal" style:font-style-complex="normal"/>
    </style:style>
    <style:style style:name="T34" style:family="text">
      <style:text-properties fo:font-style="normal" officeooo:rsid="0040460c" style:font-style-asian="normal" style:font-style-complex="normal"/>
    </style:style>
    <style:style style:name="T35" style:family="text">
      <style:text-properties fo:font-style="normal" officeooo:rsid="0041cafc" style:font-style-asian="normal" style:font-style-complex="normal"/>
    </style:style>
    <style:style style:name="T36" style:family="text">
      <style:text-properties fo:font-style="normal" officeooo:rsid="0042afa2" style:font-style-asian="normal" style:font-style-complex="normal"/>
    </style:style>
    <style:style style:name="T37" style:family="text">
      <style:text-properties fo:font-style="normal" officeooo:rsid="004465d0" style:font-style-asian="normal" style:font-style-complex="normal"/>
    </style:style>
    <style:style style:name="T38" style:family="text">
      <style:text-properties fo:font-style="normal" officeooo:rsid="0045854b" style:font-style-asian="normal" style:font-style-complex="normal"/>
    </style:style>
    <style:style style:name="T39" style:family="text">
      <style:text-properties fo:font-style="normal" officeooo:rsid="004e685f" style:font-style-asian="normal" style:font-style-complex="normal"/>
    </style:style>
    <style:style style:name="T40" style:family="text">
      <style:text-properties fo:font-style="normal" officeooo:rsid="004f2b0d" style:font-style-asian="normal" style:font-style-complex="normal"/>
    </style:style>
    <style:style style:name="T41" style:family="text">
      <style:text-properties fo:font-style="normal" officeooo:rsid="004e2ce4" style:font-style-asian="normal" style:font-style-complex="normal"/>
    </style:style>
    <style:style style:name="T42" style:family="text">
      <style:text-properties fo:font-style="normal" officeooo:rsid="0050b48d" style:font-style-asian="normal" style:font-style-complex="normal"/>
    </style:style>
    <style:style style:name="T43" style:family="text">
      <style:text-properties fo:font-style="normal" officeooo:rsid="005142d3" style:font-style-asian="normal" style:font-style-complex="normal"/>
    </style:style>
    <style:style style:name="T44" style:family="text">
      <style:text-properties fo:font-style="normal" officeooo:rsid="00575429" style:font-style-asian="normal" style:font-style-complex="normal"/>
    </style:style>
    <style:style style:name="T45" style:family="text">
      <style:text-properties fo:font-style="normal" officeooo:rsid="0058dd0d" style:font-style-asian="normal" style:font-style-complex="normal"/>
    </style:style>
    <style:style style:name="T46" style:family="text">
      <style:text-properties fo:font-style="normal" officeooo:rsid="005995dc" style:font-style-asian="normal" style:font-style-complex="normal"/>
    </style:style>
    <style:style style:name="T47" style:family="text">
      <style:text-properties fo:font-style="normal" officeooo:rsid="005b72a5" style:font-style-asian="normal" style:font-style-complex="normal"/>
    </style:style>
    <style:style style:name="T48" style:family="text">
      <style:text-properties fo:font-style="normal" officeooo:rsid="005c6b1a" style:font-style-asian="normal" style:font-style-complex="normal"/>
    </style:style>
    <style:style style:name="T49" style:family="text">
      <style:text-properties fo:font-style="normal" officeooo:rsid="005d2aa2" style:font-style-asian="normal" style:font-style-complex="normal"/>
    </style:style>
    <style:style style:name="T50" style:family="text">
      <style:text-properties fo:font-style="normal" officeooo:rsid="005fc558" style:font-style-asian="normal" style:font-style-complex="normal"/>
    </style:style>
    <style:style style:name="T51" style:family="text">
      <style:text-properties fo:font-style="normal" officeooo:rsid="00607349" style:font-style-asian="normal" style:font-style-complex="normal"/>
    </style:style>
    <style:style style:name="T52" style:family="text">
      <style:text-properties fo:font-style="normal" officeooo:rsid="006be95c" style:font-style-asian="normal" style:font-style-complex="normal"/>
    </style:style>
    <style:style style:name="T53" style:family="text">
      <style:text-properties fo:font-style="normal" officeooo:rsid="00710d9c" style:font-style-asian="normal" style:font-style-complex="normal"/>
    </style:style>
    <style:style style:name="T54" style:family="text">
      <style:text-properties fo:font-style="normal" officeooo:rsid="0072903d" style:font-style-asian="normal" style:font-style-complex="normal"/>
    </style:style>
    <style:style style:name="T55" style:family="text">
      <style:text-properties fo:font-style="normal" officeooo:rsid="0073ed51" style:font-style-asian="normal" style:font-style-complex="normal"/>
    </style:style>
    <style:style style:name="T56" style:family="text">
      <style:text-properties fo:font-style="normal" officeooo:rsid="007628c7" style:font-style-asian="normal" style:font-style-complex="normal"/>
    </style:style>
    <style:style style:name="T57" style:family="text">
      <style:text-properties fo:font-style="normal" officeooo:rsid="0076f399" style:font-style-asian="normal" style:font-style-complex="normal"/>
    </style:style>
    <style:style style:name="T58" style:family="text">
      <style:text-properties fo:font-style="normal" officeooo:rsid="008e0063" style:font-style-asian="normal" style:font-style-complex="normal"/>
    </style:style>
    <style:style style:name="T59" style:family="text">
      <style:text-properties fo:font-style="normal" officeooo:rsid="00a207b3" style:font-style-asian="normal" style:font-style-complex="normal"/>
    </style:style>
    <style:style style:name="T60" style:family="text">
      <style:text-properties fo:font-style="normal" officeooo:rsid="00b56a7a" style:font-style-asian="normal" style:font-style-complex="normal"/>
    </style:style>
    <style:style style:name="T61" style:family="text">
      <style:text-properties fo:font-style="normal" officeooo:rsid="00b39540" style:font-style-asian="normal" style:font-style-complex="normal"/>
    </style:style>
    <style:style style:name="T62" style:family="text">
      <style:text-properties fo:font-style="normal" officeooo:rsid="00b75686" style:font-style-asian="normal" style:font-style-complex="normal"/>
    </style:style>
    <style:style style:name="T63" style:family="text">
      <style:text-properties fo:font-style="normal" officeooo:rsid="00b9298e" style:font-style-asian="normal" style:font-style-complex="normal"/>
    </style:style>
    <style:style style:name="T64" style:family="text">
      <style:text-properties officeooo:rsid="003af470"/>
    </style:style>
    <style:style style:name="T65" style:family="text">
      <style:text-properties officeooo:rsid="003fce7a"/>
    </style:style>
    <style:style style:name="T66" style:family="text">
      <style:text-properties style:text-position="sub 58%" fo:font-style="normal" officeooo:rsid="0040460c" style:font-style-asian="normal" style:font-style-complex="normal"/>
    </style:style>
    <style:style style:name="T67" style:family="text">
      <style:text-properties style:text-position="sub 58%" fo:font-style="normal" officeooo:rsid="0041cafc" style:font-style-asian="normal" style:font-style-complex="normal"/>
    </style:style>
    <style:style style:name="T68" style:family="text">
      <style:text-properties style:text-position="sub 58%" fo:font-style="italic" officeooo:rsid="006be95c" style:font-style-asian="italic" style:font-style-complex="italic"/>
    </style:style>
    <style:style style:name="T69" style:family="text">
      <style:text-properties style:text-position="0% 100%" fo:font-style="normal" style:font-style-asian="normal" style:font-style-complex="normal"/>
    </style:style>
    <style:style style:name="T70" style:family="text">
      <style:text-properties style:text-position="0% 100%" fo:font-style="normal" officeooo:rsid="0040460c" style:font-style-asian="normal" style:font-style-complex="normal"/>
    </style:style>
    <style:style style:name="T71" style:family="text">
      <style:text-properties style:text-position="0% 100%" fo:font-style="normal" officeooo:rsid="0041cafc" style:font-style-asian="normal" style:font-style-complex="normal"/>
    </style:style>
    <style:style style:name="T72" style:family="text">
      <style:text-properties style:text-position="0% 100%" fo:font-style="normal" officeooo:rsid="004465d0" style:font-style-asian="normal" style:font-style-complex="normal"/>
    </style:style>
    <style:style style:name="T73" style:family="text">
      <style:text-properties style:text-position="0% 100%" fo:font-style="normal" officeooo:rsid="004685fb" style:font-style-asian="normal" style:font-style-complex="normal"/>
    </style:style>
    <style:style style:name="T74" style:family="text">
      <style:text-properties style:text-position="0% 100%" fo:font-style="normal" officeooo:rsid="006be95c" style:font-style-asian="normal" style:font-style-complex="normal"/>
    </style:style>
    <style:style style:name="T75" style:family="text">
      <style:text-properties style:text-position="0% 100%" fo:font-style="normal" officeooo:rsid="006c4423" style:font-style-asian="normal" style:font-style-complex="normal"/>
    </style:style>
    <style:style style:name="T76" style:family="text">
      <style:text-properties style:text-position="0% 100%" fo:font-style="normal" officeooo:rsid="006ccf2a" style:font-style-asian="normal" style:font-style-complex="normal"/>
    </style:style>
    <style:style style:name="T77" style:family="text">
      <style:text-properties style:text-position="0% 100%" fo:font-style="normal" officeooo:rsid="006d8df9" style:font-style-asian="normal" style:font-style-complex="normal"/>
    </style:style>
    <style:style style:name="T78" style:family="text">
      <style:text-properties style:text-position="0% 100%" fo:font-style="italic" officeooo:rsid="0041cafc" style:font-style-asian="italic" style:font-style-complex="italic"/>
    </style:style>
    <style:style style:name="T79" style:family="text">
      <style:text-properties officeooo:rsid="004e2ce4"/>
    </style:style>
    <style:style style:name="T80" style:family="text">
      <style:text-properties officeooo:rsid="005262e8"/>
    </style:style>
    <style:style style:name="T81" style:family="text">
      <style:text-properties officeooo:rsid="0055de1e"/>
    </style:style>
    <style:style style:name="T82" style:family="text">
      <style:text-properties fo:color="#434343" fo:font-size="14pt" fo:font-weight="normal" officeooo:rsid="0056ca7a" style:font-size-asian="14pt" style:font-weight-asian="normal" style:font-size-complex="14pt"/>
    </style:style>
    <style:style style:name="T83" style:family="text">
      <style:text-properties fo:color="#434343" fo:font-size="14pt" fo:font-weight="normal" officeooo:rsid="00849cc7" style:font-size-asian="14pt" style:font-weight-asian="normal" style:font-size-complex="14pt"/>
    </style:style>
    <style:style style:name="T84" style:family="text">
      <style:text-properties officeooo:rsid="005eebe5"/>
    </style:style>
    <style:style style:name="T85" style:family="text">
      <style:text-properties officeooo:rsid="005f6fe6"/>
    </style:style>
    <style:style style:name="T86" style:family="text">
      <style:text-properties officeooo:rsid="00607349"/>
    </style:style>
    <style:style style:name="T87" style:family="text">
      <style:text-properties officeooo:rsid="00635a46"/>
    </style:style>
    <style:style style:name="T88" style:family="text">
      <style:text-properties officeooo:rsid="006a3a69"/>
    </style:style>
    <style:style style:name="T89" style:family="text">
      <style:text-properties officeooo:rsid="006be95c"/>
    </style:style>
    <style:style style:name="T90" style:family="text">
      <style:text-properties officeooo:rsid="00799003"/>
    </style:style>
    <style:style style:name="T91" style:family="text">
      <style:text-properties officeooo:rsid="0079bd15"/>
    </style:style>
    <style:style style:name="T92" style:family="text">
      <style:text-properties officeooo:rsid="008e0063"/>
    </style:style>
    <style:style style:name="T93" style:family="text">
      <style:text-properties officeooo:rsid="0095966a"/>
    </style:style>
    <style:style style:name="T94" style:family="text">
      <style:text-properties fo:font-variant="normal" fo:text-transform="none" style:text-position="0% 100%" style:text-underline-style="none" fo:font-weight="normal"/>
    </style:style>
    <style:style style:name="T95" style:family="text">
      <style:text-properties fo:font-variant="normal" fo:text-transform="none" style:text-position="0% 100%" fo:font-style="italic" style:text-underline-style="none" fo:font-weight="normal" style:font-style-asian="italic"/>
    </style:style>
    <style:style style:name="T96" style:family="text">
      <style:text-properties officeooo:rsid="00a36902"/>
    </style:style>
    <style:style style:name="T97" style:family="text">
      <style:text-properties officeooo:rsid="00a50981"/>
    </style:style>
    <style:style style:name="T98" style:family="text">
      <style:text-properties officeooo:rsid="00a3039f"/>
    </style:style>
    <style:style style:name="T99" style:family="text">
      <style:text-properties officeooo:rsid="00a755c6"/>
    </style:style>
    <style:style style:name="T100" style:family="text">
      <style:text-properties officeooo:rsid="00a91fbf"/>
    </style:style>
    <style:style style:name="T101" style:family="text">
      <style:text-properties style:use-window-font-color="true"/>
    </style:style>
    <style:style style:name="T102" style:family="text">
      <style:text-properties officeooo:rsid="003562f0"/>
    </style:style>
    <style:style style:name="T103" style:family="text">
      <style:text-properties officeooo:rsid="003dc47d"/>
    </style:style>
    <style:style style:name="T104" style:family="text">
      <style:text-properties officeooo:rsid="00366e98"/>
    </style:style>
    <style:style style:name="T105" style:family="text">
      <style:text-properties officeooo:rsid="003e143a"/>
    </style:style>
    <style:style style:name="T106" style:family="text">
      <style:text-properties officeooo:rsid="00374626"/>
    </style:style>
    <style:style style:name="T107" style:family="text">
      <style:text-properties officeooo:rsid="00494311"/>
    </style:style>
    <style:style style:name="T108" style:family="text">
      <style:text-properties officeooo:rsid="004af30e"/>
    </style:style>
    <style:style style:name="T109" style:family="text">
      <style:text-properties officeooo:rsid="004e1ee6"/>
    </style:style>
    <style:style style:name="T110" style:family="text">
      <style:text-properties officeooo:rsid="00aade45"/>
    </style:style>
    <style:style style:name="T111" style:family="text">
      <style:text-properties officeooo:rsid="00ab1cec"/>
    </style:style>
    <style:style style:name="T112" style:family="text">
      <style:text-properties officeooo:rsid="00b1a150"/>
    </style:style>
    <style:style style:name="T113" style:family="text">
      <style:text-properties officeooo:rsid="00b315a2"/>
    </style:style>
    <style:style style:name="T114" style:family="text">
      <style:text-properties officeooo:rsid="00b39540"/>
    </style:style>
    <style:style style:name="T115" style:family="text">
      <style:text-properties officeooo:rsid="00b56a7a"/>
    </style:style>
    <style:style style:name="T116" style:family="text">
      <style:text-properties officeooo:rsid="00b75686"/>
    </style:style>
    <style:style style:name="T117" style:family="text">
      <style:text-properties officeooo:rsid="00b7f9ca"/>
    </style:style>
    <style:style style:name="T118" style:family="text">
      <style:text-properties officeooo:rsid="00b9298e"/>
    </style:style>
    <style:style style:name="T119" style:family="text">
      <style:text-properties officeooo:rsid="00b98114"/>
    </style:style>
    <style:style style:name="T120" style:family="text">
      <style:text-properties officeooo:rsid="00bb4286"/>
    </style:style>
    <style:style style:name="T121" style:family="text">
      <style:text-properties officeooo:rsid="00bcbd47"/>
    </style:style>
    <style:style style:name="T122" style:family="text">
      <style:text-properties officeooo:rsid="00bdb948"/>
    </style:style>
    <style:style style:name="T123" style:family="text">
      <style:text-properties officeooo:rsid="00c536b2"/>
    </style:style>
    <style:style style:name="T124" style:family="text">
      <style:text-properties officeooo:rsid="00c662e8"/>
    </style:style>
    <style:style style:name="T125" style:family="text">
      <style:text-properties officeooo:rsid="00cb2012"/>
    </style:style>
    <style:style style:name="T126" style:family="text">
      <style:text-properties officeooo:rsid="00cc57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_5lsdbeiydn2l"/>Concept manuscript</text:p>
      <text:p text:style-name="Subtitle"><text:bookmark text:name="_e0aa14wfxbw2"/>Working title: Manuscript about red knot patches <text:span text:style-name="T122">and sociality</text:span></text:p>
      <text:p text:style-name="Standard">Author list</text:p>
      <text:h text:style-name="Heading_20_1" text:outline-level="1">Concept</text:h>
      <text:p text:style-name="P49">Individuals foraging in groups on a fluctuating landscape, such as red knots in the Wadden Sea, are expected to tailor individual behaviour, such as sociality and space-use, to the social environment and resource landscape in which they find themselves. </text:p>
      <text:p text:style-name="P49"/>
      <text:p text:style-name="P49">In this context, the residence patches of knots are likely to be small and densely clustered in two scenarios: when a large flock is exploiting a rich resource patch, or when a flock is exposed to increased predation risk at high tide. In the former case, the cost of aggregation is offset by the productivity of the landscape, and by increased anti-predator effects in the latter. Where high tide residence patch clusters occur at sites differing in predation risk, the site with less risk should have larger, looser patches relative to available area.</text:p>
      <text:p text:style-name="P49"/>
      <text:p text:style-name="P49">Residence patches are likely to be large and loosely clustered when knots exploit a poor resource patch. Over the season, as knots even out the peaks and troughs in the resource landscape, there should be a reduced positive correlation between resource density and the density of clusters of residence patches at low tide. However, the density of clusters at high tide should be independent of the season if predation is the main driver.</text:p>
      <text:h text:style-name="Heading_20_1" text:outline-level="1"><text:bookmark text:name="_xlicddf2g800"/>Abstract</text:h>
      <text:p text:style-name="P48">To be written.</text:p>
      <text:h text:style-name="P62" text:outline-level="1"><text:bookmark text:name="_m5d03c5uzdts"/>Keywords</text:h>
      <text:p text:style-name="P48">To be written.</text:p>
      <text:h text:style-name="Heading_20_1" text:outline-level="1"><text:bookmark text:name="_4ytimpqebxzo"/>Introduction</text:h>
      <text:list xml:id="list2645907684" text:style-name="WWNum1">
        <text:list-item>
          <text:p text:style-name="P75">Individual behaviour, including space-use, is the outcome of multiple drivers. For animal populations foraging on fluctuating landscapes, these drivers extend in scale from the rapidly changing social environment to the slowly changing physical environment.</text:p>
        </text:list-item>
        <text:list-item>
          <text:p text:style-name="P76"><text:span text:style-name="T115">At the relatively small spatio-temporal scale of the social environment, </text:span><text:span text:style-name="T113">individuals among </text:span><text:span text:style-name="T114">such </text:span><text:span text:style-name="T113">a population must </text:span><text:span text:style-name="T114">balance the benefits of </text:span><text:span text:style-name="T116">social foraging</text:span><text:span text:style-name="T114">, such as more efficient detection of resources, and increased anti-predator vigilance, against the time and energy costs of competition over resources, or the need to modify individual behaviour (such as space use) to avoid competition. In this context, individuals must make </text:span><text:span text:style-name="T115">a</text:span><text:span text:style-name="T114"> qualitative decision o</text:span><text:span text:style-name="T115">n</text:span><text:span text:style-name="T114"> whether or not to join a group, and what size of group to join. </text:span></text:p>
        </text:list-item>
        <text:list-item>
          <text:p text:style-name="P77"><text:soft-page-break/><text:span text:style-name="T114">The qualitative decision of </text:span><text:span text:style-name="T19">whether</text:span><text:span text:style-name="T114"> to join a </text:span><text:span text:style-name="T119">foraging </text:span><text:span text:style-name="T114">group may be accompanied by numerous quantitative decisions on </text:span><text:span text:style-name="T19">how</text:span><text:span text:style-name="T61"> to </text:span><text:span text:style-name="T62">forage</text:span><text:span text:style-name="T61"> in a group. </text:span><text:span text:style-name="T60">For example, individuals </text:span><text:span text:style-name="T62">foraging </text:span><text:span text:style-name="T60">in a group may have to make decisions on associations with other individuals, i.e., whether to follow other members closely, or give them a wide berth.</text:span><text:span text:style-name="T61"> </text:span><text:span text:style-name="T60">These decisions are likely to be modulated by the </text:span><text:span text:style-name="T112">benefits gained </text:span><text:span text:style-name="T115">and the even greater costs (such as predation) avoided. </text:span><text:span text:style-name="T119">A</text:span><text:span text:style-name="T115">voidance of other group members is likely to be reduced on rich resource patches, or in an area of high predation risk, since in both cases, the cost of aggregation is offset by the benefit.</text:span></text:p>
        </text:list-item>
        <text:list-item>
          <text:p text:style-name="P78"><text:span text:style-name="T1">At large </text:span><text:span text:style-name="T116">spatio-temporal </text:span><text:span text:style-name="T1">scales, the </text:span><text:span text:style-name="T113">fluctuating </text:span><text:span text:style-name="T1">physical environment --- </text:span><text:span text:style-name="T113">which is usually resistant to feedbacks from individuals --- may </text:span><text:span text:style-name="T1">impose </text:span><text:span text:style-name="T113">its own</text:span><text:span text:style-name="T1"> constraints on behaviour. </text:span><text:span text:style-name="T113">Individual space-use/</text:span><text:span text:style-name="T119">movement</text:span><text:span text:style-name="T113"> might be restricted </text:span><text:span text:style-name="T116">in unsuitable areas, </text:span><text:span text:style-name="T119">and this reduction in the spatial extent of the landscape may force individuals together. This may increase vulnerability to predation, further favouring aggregation as an anti-predator tactic. In such cases, even small groups should be dense, relative to similarly sized groups that are free to move. </text:span></text:p>
        </text:list-item>
        <text:list-item>
          <text:p text:style-name="P80">Individual behaviour, then, is the product of these interacting drivers across scales but examining the interactions between these drivers is challenging, because it is difficult to collect behavioural data from multiple individuals in systems where the temporal scale of landscape change is amenable to repeated sampling. The inability to monitor multiple individuals leaves us unable to examine the individual behaviour of group-living/gregarious animals in a social context. Similarly, the inability to monitor individuals longitudinally across multiple iterations of large-scale change in their landscape (eg. across tidal cycles, diel cycles, or seasons) precludes statistically robust correlation of behaviour with environmental conditions.</text:p>
        </text:list-item>
        <text:list-item>
          <text:p text:style-name="P78"><text:span text:style-name="T2">Waders inhabiting coastal systems are a prime example of </text:span><text:span text:style-name="T5">interactions </text:span><text:span text:style-name="T3">between the drivers of individual behaviour across scales,</text:span><text:span text:style-name="T4"> and this system is also one amenable to studying multiple iterations of environmental change.</text:span><text:span text:style-name="T2"> In coastal systems, the tidal cycle is the most important modifier of the landscape, and its periodicity allows multiple iterations of the same landscape changes to be captured over even short monitoring periods. The tide limits the surface area of inter-tidal mudflats available for foraging waders </text:span><text:span text:style-name="T8">Charadrii</text:span><text:span text:style-name="T2">. At its highest extreme the tide leaves few landscape features exposed above waterlevel, </text:span><text:span text:style-name="T117">and</text:span><text:span text:style-name="T2"> individuals </text:span><text:span text:style-name="T117">gather </text:span><text:span text:style-name="T2">at communal roosts. During low tide, this physical constraint is lifted and individuals are free --- and theoretically expected --- to distribute themselves </text:span><text:span text:style-name="T118">alone or in groups, over a vast area</text:span><text:span text:style-name="T2">.</text:span></text:p>
        </text:list-item>
        <text:list-item>
          <text:p text:style-name="P79"><text:span text:style-name="T6">Here, we use novel, high-resolution, long-duration tracking data of multiple red knots</text:span><text:span text:style-name="T8"> </text:span><text:span text:style-name="T9">Calidris canutus</text:span><text:span text:style-name="T8"> </text:span><text:span text:style-name="T63">in the Wadden Sea </text:span><text:span text:style-name="T6">from the Wadden Sea ATLAS (WATLAS) system to investigate </text:span><text:span text:style-name="T118">how knots navigate the complex phyiscal environment, resource landscape, and social environment</text:span><text:span text:style-name="T6">. We first present methods for identifying ‘residence patches’ from individual tracking data, and then identify clusters of proximate residence patches at different spatio-temporal scales. This allows us to examine the characteristics of individual patches in the context of the changing inter-tidal landscape, and the way in which the presence of conspecifics modifies individual behaviour. </text:span><text:span text:style-name="T118">We test our expectation that knots form dense clusters on </text:span><text:span text:style-name="T120">resource-rich areas of the</text:span><text:span text:style-name="T118"> landscape</text:span><text:span text:style-name="T120"> </text:span><text:span text:style-name="T118">where the costs of competition are offset, and that loose clusters are seen at resource poor areas. We also test the expectation that the density of clusters decreases overall through the tracking period, as knots deplete the resource landscape. </text:span><text:span text:style-name="T121">Finally, exploiting the existence of two communal </text:span><text:soft-page-break/><text:span text:style-name="T121">roosts in the study area which are known to differ in their predation risk, we test the idea that cluster density is driven by predation risk under environmental conditions that restrict movement.</text:span></text:p>
        </text:list-item>
      </text:list>
      <text:h text:style-name="P63" text:outline-level="1"><text:bookmark text:name="_24c82njyu7de"/>Methods</text:h>
      <text:list xml:id="list1094222535" text:style-name="L1">
        <text:list-item>
          <text:p text:style-name="P73">Collect tracking data.</text:p>
        </text:list-item>
        <text:list-item>
          <text:p text:style-name="P74">Prepare tracking data for analysis.</text:p>
        </text:list-item>
        <text:list-item>
          <text:p text:style-name="P74">Identify residence patches.</text:p>
        </text:list-item>
        <text:list-item>
          <text:p text:style-name="P73">Identify clusters of residence patches.</text:p>
        </text:list-item>
        <text:list-item>
          <text:p text:style-name="P73">Calculate cluster metrics: number of individuals, number of patches, number of patches per individual, total area, individual density, individual area overlap.</text:p>
        </text:list-item>
        <text:list-item>
          <text:p text:style-name="P73">Collect resource landscape data if available.</text:p>
        </text:list-item>
        <text:list-item>
          <text:p text:style-name="P73">Link cluster characteristics with resource landscape values, controlling for season and waterlevel.</text:p>
        </text:list-item>
        <text:list-item>
          <text:p text:style-name="P73">Compare cluster characteristics at high tide between Griend and Richel.</text:p>
        </text:list-item>
      </text:list>
      <text:h text:style-name="P64" text:outline-level="2"><text:bookmark text:name="docs-internal-guid-62919c4c-7fff-23de-6a51-0ee45d6930e8"/>Tracking data collection</text:h>
      <text:p text:style-name="Text_20_body">Something on how the data are actually collected - level of detail depends on whether the ATLAS tracking can be referenced from previous work or needs to be explained again</text:p>
      <text:p text:style-name="P1"><text:span text:style-name="T21">We received position data from </text:span><text:span text:style-name="T22">[GET NUMBER]</text:span><text:span text:style-name="T21"> of 143 </text:span><text:span text:style-name="T22">red </text:span><text:span text:style-name="T21">knots</text:span><text:span text:style-name="T23"> </text:span><text:span text:style-name="T24">Calidris canutus</text:span><text:span text:style-name="T23"> </text:span><text:span text:style-name="T21">released with ATLAS tags in the Dutch Wadden Sea (Figure 1a, 1b); the remaining </text:span><text:span text:style-name="T22">[GET NUMBER]</text:span><text:span text:style-name="T21"> tags presumably failed. The </text:span><text:span text:style-name="T22">[GN]</text:span><text:span text:style-name="T21"> functioning tags recorded </text:span><text:span text:style-name="T22">[GN]</text:span><text:span text:style-name="T21"> positions over the study period of </text:span><text:span text:style-name="T22">[GN]</text:span><text:span text:style-name="T21"> days between mid-August 2018 and late-October 2018.</text:span></text:p>
      <text:p text:style-name="Heading_20_4">Details</text:p>
      <text:p text:style-name="P5"><text:span text:style-name="T20">The tracking data are stored on a NIOZ MySQL based database. The data can be accessed only over the NIOZ network, so they are also uploaded online in protected storage from where they have to be recovered manually. The individual-specific data can be identified based on the WATLAS tag/ToA tag number (from here, tag number) of the individual. It is planned that the data should be accessible using the function </text:span><text:span text:style-name="T10">wat_get_data</text:span><text:span text:style-name="T26"> from the </text:span><text:span text:style-name="T10">watlastools</text:span><text:span text:style-name="T26"> package. </text:span><text:span text:style-name="T29">This function has not been tested because it has so far not been possible to connect to the NIOZ database from outside the internal network.</text:span><text:span text:style-name="T26"> </text:span><text:span text:style-name="T28">These data are stored locally for further processing.</text:span></text:p>
      <text:p text:style-name="P7"/>
      <text:p text:style-name="P5"><text:span text:style-name="T26">This function accepts 5 arguments (i.e., options): the tag number, the start date, end date, and the use</text:span><text:span text:style-name="T27">rname and password to access the data. In the present workflow, the tag number is obtained from a datasheet of individual information, including morphometric measures (wing length, mass, gizzard mass), and tracking attributes (ring number, colour code, ToA tag number, and release date and time).</text:span></text:p>
      <text:p text:style-name="P8"/>
      <text:p text:style-name="P8">The start date to get the full raw data per individual is expected to be the release date recorded in the individual datasheet. The reason for including an explicit start- and end-date in the data acquisition function is that the ToA tags are often transmitting before individual release (indeed, sometimes before deployment on the individual). Further steps to avoid <text:soft-page-break/>biased position data are covered below. </text:p>
      <text:h text:style-name="P65" text:outline-level="2">Tracking data pre-processing</text:h>
      <text:h text:style-name="P68" text:outline-level="3">Pre-release positions and attractor points</text:h>
      <text:p text:style-name="P2"><text:span text:style-name="T21">We found upon initial examination that </text:span><text:span text:style-name="T22">[GN*]</text:span><text:span text:style-name="T21"> of </text:span><text:span text:style-name="T22">[GN]</text:span><text:span text:style-name="T21"> tags had been recording positions prior to release. We removed such positions, as well as positions recorded in the 24 hours following release, to prevent biasing further analyses.</text:span></text:p>
      <text:p text:style-name="P3">On visual inspection of the <text:span text:style-name="T64">filtered</text:span> data, we noticed that multiple individual tracks [HOW MANY] had erroneous posiitions recorded within a small area [GET AREA SIZE]. We suspect but cannot confirm this to be an artefact of the WATLAS system’s localisation algorithm defaulting to these ‘attractor points’ when it fails to calculate the position of an individual. We removed all positions inside the area bounded by the attractor points, losing [GET NUMBER] localisations in the process.</text:p>
      <text:p text:style-name="Heading_20_4">Details</text:p>
      <text:p text:style-name="P6"><text:span text:style-name="T64">A number of tags were transmitting before release. These positions are usually clustered around the hut on Griend, but there are also (relatively) excellent tracks of the </text:span><text:span text:style-name="T11">Navicula</text:span><text:span text:style-name="T29"> entering the tracking area </text:span><text:span text:style-name="T30">with 2017 birds </text:span><text:span text:style-name="T29">.</text:span><text:span text:style-name="T64"> If and when the </text:span><text:span text:style-name="T11">wat_get_data</text:span><text:span text:style-name="T29"> function i</text:span><text:span text:style-name="T30">s</text:span><text:span text:style-name="T29"> operational, it s</text:span><text:span text:style-name="T30">hould</text:span><text:span text:style-name="T29"> be able to filter out these pre-release positions. </text:span><text:span text:style-name="T30">Currently, the data are filtered within the main code of the work, rather than in the background (i.e., via the package).</text:span></text:p>
      <text:p text:style-name="P9"/>
      <text:p text:style-name="P17"><text:span text:style-name="T29">T</text:span><text:span text:style-name="T30">he tagging procedure is likely to be stressful for knots, and may influence their (movement) behaviour, resulting in biased tracking data. We decided to exclude the first 24 hours of tracking after the release date to avoid this bias. This process is also within the main code of the study, and is combined with the filtering on release date for convenience.</text:span></text:p>
      <text:p text:style-name="P10"/>
      <text:p text:style-name="P6"><text:span text:style-name="T64">The data have so-called attractor points: a small subset of the main tracking area which has an inexplicably high number of positions. These positions appear to be erroneous, rather than indicating grouping behaviour. The cause of these erroneous positions is unknown, but it is speculated that the WATLAS system’s localisation algorithm ‘defaults’ to these coordinates when it cannot correctly calculate a tag’s position. The extent of these positions can be identified from a rough visual inspection. These attractor points are expected to occur across the WATLAS data, and can bias further analyses. Since the attractor points need to be removed from multiple individual tracks, this operation is a good candidate for a function. The </text:span><text:span text:style-name="T11">wat_rm_attractor</text:span><text:span text:style-name="T29"> </text:span><text:span text:style-name="T31">function in the </text:span><text:span text:style-name="T12">watlastools</text:span><text:span text:style-name="T31"> package takes care of this by accepting an individual track and a set of four positions that mark the extreme X and Y coordinates of the attractor points, and removes the positions from the individual track that fall within this area. </text:span></text:p>
      <text:h text:style-name="P69" text:outline-level="3">Q<text:span text:style-name="T80">uality filters, median smoothing, and aggregation</text:span></text:h>
      <text:p text:style-name="P14"><text:span text:style-name="T32">After removing the attractor points, we passed the data through further quality filters to resolve errors in WATLAS localisations. We first removed data which had a standard deviation in the calculated position &gt; 100, i.e., and also those data where the position had been localised using fewer than [GN] base-stations. Next, we removed data where the </text:span><text:soft-page-break/><text:span text:style-name="T32">estimated straight line displacement speed was greater than 150 km/hr, which is a liberal upper limit for red knot flight speed. We then applied a 3 point median smooth to the p</text:span><text:span text:style-name="T34">ositions</text:span><text:span text:style-name="T32">, and finally median-aggregated the </text:span><text:span text:style-name="T34">entire </text:span><text:span text:style-name="T32">data over 30 second intervals.</text:span></text:p>
      <text:p text:style-name="Heading_20_4">Details</text:p>
      <text:p text:style-name="Standard">We tackled common causes of tracking error this by addressing the potential sources of error. <text:span text:style-name="T65">These methods are collected in the </text:span><text:span text:style-name="T13">wat_clean_data</text:span><text:span text:style-name="T33"> function. </text:span><text:span text:style-name="T25">First</text:span>, the accuracy of localisations is positively linked to the number of base-stations involved, and a localisation requires a minimum of 3 base-stations to receive a tag transmission. We filtered out data where the number of base-stations used was zero, i.e., we are not currently filtering on the number of base-stations.</text:p>
      <text:p text:style-name="Standard"/>
      <text:p text:style-name="P16"><text:span text:style-name="T65">The data includes information on the horizontal dilution of precision (HDOP, a measure of error) as the column </text:span><text:span text:style-name="T13">Standard Deviation</text:span><text:span text:style-name="T33">. We decided to filter data where the standard deviation was greater than 100. </text:span><text:span text:style-name="T37">At this stage, we also correct the tag number to remove the prefix (31001000xxx) by a simple subtraction, and convert the timestamp from milliseconds since 1970 to seconds </text:span><text:span text:style-name="T38">by dividing by 1000.</text:span></text:p>
      <text:p text:style-name="P10"/>
      <text:p text:style-name="P15"><text:span text:style-name="T25">Next, we fitlered out unrealistic speeds. We first decided on an upper limit of how fast a red knot can fly (with wind assistance) --- 150 km/hr. We then calculated the Euclidean displacement between consecutive positions in each individual track, divided this series of distances by the corresponding time difference between positions, to obtain a very simple measure of instantaneous speed between positions, in m/s. </text:span><text:span text:style-name="T34">We removed positions where the instantaneous speed was greater than 150 km/hr, applying the appropriate units conversion.</text:span></text:p>
      <text:p text:style-name="P11"/>
      <text:p text:style-name="P18"><text:span text:style-name="T34">We then applied a three point median smooth, i.e., for the time series of X and Y coordinates, we set each coordinate value to the median of the three coordinate values around it </text:span><text:span text:style-name="T35">(</text:span><text:span text:style-name="T36">the centred moving window</text:span><text:span text:style-name="T35">)</text:span><text:span text:style-name="T34">. For a time series of X values represented as x</text:span><text:span text:style-name="T66">1</text:span><text:span text:style-name="T34">t</text:span><text:span text:style-name="T66">1</text:span><text:span text:style-name="T34">, x</text:span><text:span text:style-name="T66">2</text:span><text:span text:style-name="T34">t</text:span><text:span text:style-name="T66">2</text:span><text:span text:style-name="T34">, x</text:span><text:span text:style-name="T66">3</text:span><text:span text:style-name="T34">t</text:span><text:span text:style-name="T66">3</text:span><text:span text:style-name="T70">, the median s</text:span><text:span text:style-name="T71">mooth</text:span><text:span text:style-name="T70"> c</text:span><text:span text:style-name="T71">alculates</text:span><text:span text:style-name="T70"> x</text:span><text:span text:style-name="T66">1</text:span><text:span text:style-name="T70"> = </text:span><text:span text:style-name="T78">f</text:span><text:span text:style-name="T71">(x</text:span><text:span text:style-name="T67">1</text:span><text:span text:style-name="T71">, x</text:span><text:span text:style-name="T67">2</text:span><text:span text:style-name="T71">, x</text:span><text:span text:style-name="T67">3</text:span><text:span text:style-name="T71">)</text:span><text:span text:style-name="T70">, x</text:span><text:span text:style-name="T66">2</text:span><text:span text:style-name="T70"> = median(x</text:span><text:span text:style-name="T66">1</text:span><text:span text:style-name="T70">, x</text:span><text:span text:style-name="T66">2</text:span><text:span text:style-name="T70">, x</text:span><text:span text:style-name="T66">3</text:span><text:span text:style-name="T70">), and </text:span><text:span text:style-name="T71">x</text:span><text:span text:style-name="T67">3</text:span><text:span text:style-name="T71"> = </text:span><text:span text:style-name="T78">f</text:span><text:span text:style-name="T71">(x</text:span><text:span text:style-name="T67">3</text:span><text:span text:style-name="T71">, x</text:span><text:span text:style-name="T67">2</text:span><text:span text:style-name="T71">, x</text:span><text:span text:style-name="T67">1</text:span><text:span text:style-name="T71">). In this very small example, only the middle X coordinate is median smoothed, while Tukey’s end-point smoothing rule is applied to the first and last coordinates. For longer series, the vast majority of values are median smoothed, assuming a relatively small moving window.</text:span></text:p>
      <text:p text:style-name="P20"/>
      <text:p text:style-name="P19"><text:span text:style-name="T71">F</text:span><text:span text:style-name="T72">inally, we aggregated the data at 30 seconds intervals. The timestamp data are provided in epochal/numeric time format, i.e., seconds since 1970. </text:span><text:span text:style-name="T73">We round this number to the nearest multiple of 30, i.e., to the nearest 30 seconds. In an ideal case, data collected at an interval of 3 seconds would have approximately 10 positions per 30 second interval. We aggregate the data, i.e., obtain the mean of each numeric value (X, Y, VARX, VARY, COVXY, SD) for each 30 second interval.</text:span></text:p>
      <text:p text:style-name="P60"><text:span text:style-name="T102">P</text:span>reliminary numbers</text:p>
      <text:p text:style-name="P59">We retained 28,648,085 positions from 130 birds, with an average of 220,369 positions (SD = 182,668; range = 1,011 – 704,514) per bird. Positions were recorded within a roughly circular area of 1,704 km2, centred around the <text:span text:style-name="T103">small island</text:span> of Griend (see Figure 1b). The large variability in the number of positions may be explained by the fact that birds were <text:soft-page-break/>caught and released in three batches over the 2018 calendar weeks 33-34, 37-38, and 41, and thus tracked for <text:span text:style-name="T103">signficantly </text:span>different durations. </text:p>
      <text:p text:style-name="P59">For example, birds released in week 41 were tracked for on average 12.630 days (SD = 1.668; range = 9.778 – 14.041; n = 7), while birds released in week 33 were tracked nearly thrice as long, for a mean of 37.566 days (SD = 20.512; range = 8.710 – 64.215; n = 24). Regardless, knots across batches did not differ in the number of positions per day (mean = 7,381; SD = 1,813; ANOVA F-value = 2.749, p = 0.196), allowing similar handling for birds from different batches.</text:p>
      <text:h text:style-name="P70" text:outline-level="3">I<text:span text:style-name="T81">dentifying tidal cycles</text:span></text:h>
      <text:p text:style-name="P4"><text:span text:style-name="T104">We then added data on the time since the previous high tide, and the waterlevel at a reference point, to each position in our data. </text:span><text:span text:style-name="T102">We b</text:span><text:span text:style-name="T104">egan this procedure</text:span><text:span text:style-name="T102"> by first identifying all high tide times </text:span><text:span text:style-name="T104">from July through October 2018</text:span><text:span text:style-name="T102"> from water-level data recorded </text:span><text:span text:style-name="T104">every 10 minutes </text:span><text:span text:style-name="T102">by Rijkswaterstaat at West-Terschelling harbour (53.361 N, 5.216 E; distance to study site = 12.322 km). Starting with the high tide 2</text:span><text:span text:style-name="T105">4 hours</text:span><text:span text:style-name="T102"> before the first batch of knot releases in week 33, we </text:span><text:span text:style-name="T106">identified</text:span><text:span text:style-name="T102"> 132 </text:span><text:span text:style-name="T104">tidal cycles (time between successive high tides; 12 hrs 25 mins in the study area)</text:span><text:span text:style-name="T102"> over the study period.</text:span></text:p>
      <text:p text:style-name="P60">Details</text:p>
      <text:p text:style-name="P22"><text:span text:style-name="T101">The individual tracks are large and nu</text:span>merous. One way to deal with such data is to break it up into smaller susbets, and animal tracking data is often broken up using changes in the physical environment (e.g. seasons, the diel cycle) as a guide. For waders in coastal areas, the tidal cycle is a natural choice by which to subset the data. It has the advantage of being biologically relevant, relatively consistent in duration (unlike the diel cycle), and limits that are easily and routinely calculated from water-level data (unlike seasons). Its major disadvantge is that it is inconsistent in absolute time, i.e., high and low tide occur at similar but non-identical times across consecutive days, and other environmental conditions such as light levels and temperature may be significantly different between similar stages of consecutive tidal cycles.</text:p>
      <text:p text:style-name="Text_20_body"/>
      <text:p text:style-name="P56">We obtained water-level data from Rijkswaterstaat as described, and used the <text:span text:style-name="T7">VulnToolkit</text:span><text:span text:style-name="T25"> package (Hill and Ainsfield, 2014) developed for coastal vulnerability analysis to calculate high tide times from the water-level data. Having calculated all high tide times between August and October 2018, we removed </text:span></text:p>
      <text:h text:style-name="P71" text:outline-level="3">Calculating time since high tide</text:h>
      <text:p text:style-name="P4"><text:span text:style-name="T104">W</text:span><text:span text:style-name="T106">e</text:span><text:span text:style-name="T104"> aligned the time series of water-level data and the times of high tides with the timestamps of the tracking data, and added the water-level and time difference between each position and the previous high tide to the individual tracks. </text:span><text:span text:style-name="T106">Finally, we segmented [NUMBER HERE] individual tracks based on the tidal cycle, i.e., each segment comprised individual positions between one high tide and the next, for a total of [BIGGER NUMBER HERE, 7,500] <text:s/>individual- and tidal cycle specific segments. </text:span><text:span text:style-name="T79">This method is implemented in the function </text:span><text:span text:style-name="T14">wat_add_tide</text:span><text:span text:style-name="T79">.</text:span></text:p>
      <text:p text:style-name="P60"><text:soft-page-break/><text:span text:style-name="T106">D</text:span>etails</text:p>
      <text:p text:style-name="P44"><text:span text:style-name="T107">We added data </text:span><text:span text:style-name="T108">to </text:span><text:span text:style-name="T107">tell us the s</text:span><text:span text:style-name="T108">ome</text:span><text:span text:style-name="T107"> basic things about each knot position --- how long it has been since high tide, and the waterlevel on the mudflats. We use the previously obtained water-level data and calculated tidal cycle time-series from West-Terschelling. The two time series are aligned with each individual track. This allows us to assign a tidal cycle number to each position, based on the high-tides it occurs between. Using the high-tide times, we can calculate the time-difference between high tide and each position. The water-level data allows us to assign a water-level to each position.</text:span></text:p>
      <text:p text:style-name="P45"/>
      <text:p text:style-name="P46"><text:span text:style-name="T107">O</text:span>nce the tracks have been annotated with successive tidal cycles, the data can be split into individual- and tidal cycle-specific subsets. These subsets are smaller but much more numerous. Computationally, this is a more manageable way of dealing with the data than fewer, but much larger datasets <text:span text:style-name="T109">for each individual.</text:span></text:p>
      <text:h text:style-name="P66" text:outline-level="2">Identifying residence patches</text:h>
      <text:h text:style-name="Heading_20_3" text:outline-level="3">C<text:span text:style-name="T82">alculating residence time</text:span></text:h>
      <text:p text:style-name="P57">We began by calculating the residence time for each position <text:span text:style-name="T79">following</text:span> Bracis et al. (2018), using a radius of 50m – in brief, the method constructs a circular buffer of 50m around each position, and sums the time of all subsequent trajectories passing through this buffer. Departing from the default implementation of Bracis et al. (2018), we curtailed the summation of residence time at the first occurrence of an absence longer than 60 minutes to avoid inflated residence times at infrequently <text:span text:style-name="T79">yet repeatedly</text:span> visited positions <text:span text:style-name="T79">(such as high tide roosts)</text:span>. </text:p>
      <text:p text:style-name="Heading_20_4">Details</text:p>
      <text:p text:style-name="P23"><text:span text:style-name="T79">The basic data on which identification of residence patches rests are the time series of X and Y coordinates and residence time. Here we use the definition of residence time following Bracis et al. (2018). Bracis and colleagues recognised that animals often return to the same location (revisits). These revisits cannot be quantified by simply counting how often the same coordinate pair is repeated in the data, because modern coordinates are much too precise. The solution is to choose a reasonable radius around each position and calculate how frequently an animal returns to some point within this radius. This method is implemented in the </text:span><text:span text:style-name="T14">recurse</text:span><text:span text:style-name="T79"> </text:span><text:span text:style-name="T41">package </text:span><text:span text:style-name="T43">(Bracis et al. 2018)</text:span><text:span text:style-name="T14">.</text:span><text:span text:style-name="T79"> </text:span></text:p>
      <text:p text:style-name="P23"/>
      <text:p text:style-name="P24"><text:span text:style-name="T79">The true flexibility of the method is revealed when one examines the calculations performed in the background,</text:span><text:span text:style-name="T39"> a</text:span><text:span text:style-name="T40">nd especially the</text:span><text:span text:style-name="T39"> rich set of statistics on revisit behaviour at each location. </text:span><text:span text:style-name="T40">The method </text:span><text:span text:style-name="T42">can identify, for each position, when each revisit occurred, how long it lasted, and the time since the previous visit. </text:span><text:span text:style-name="T39">W</text:span><text:span text:style-name="T40">e use the</text:span><text:span text:style-name="T42"> (re)visit duration and the time since previous visit to identify the sum of visit durations before the first absence of 60 minutes. Hence, if a knot was recorded at a high tide roost, went foraging and returned some hours later, this would not add to the residence time at that specific position, but would instead add to the residence time of its new position on the roost. </text:span></text:p>
      <text:p text:style-name="P12">This allows us to use the method without it being biased by tracking durations, since birds tracked from earlier in the season would have longer residence times at all locations simply <text:soft-page-break/>because of the capture/release sequence.</text:p>
      <text:h text:style-name="Heading_20_3" text:outline-level="3"><text:span text:style-name="T39">I</text:span><text:span text:style-name="T25">nferring residence from missing data</text:span></text:h>
      <text:p text:style-name="P25"><text:span text:style-name="T44">We recognised that the individual tracks were missing significant chunks of data. To extract as much information on knot behaviour on the mudflats as possible, we inferred where knots were resident </text:span><text:span text:style-name="T45">but not recorded</text:span><text:span text:style-name="T44">, i.e., </text:span><text:span text:style-name="T46">pairs of positions between which</text:span><text:span text:style-name="T44"> there were significant temporal gaps </text:span><text:span text:style-name="T45">(of at least 30 minutes)</text:span><text:span text:style-name="T44"> in the data without a corresponding </text:span><text:span text:style-name="T45">distance between the coordinates (of less than 100 metres). </text:span><text:span text:style-name="T46">We annotated the mean of two such positions as an ‘inferred residence patch’, with a duration equal to the time gap,</text:span><text:span text:style-name="T47"> and added this data to the canonical positions. </text:span><text:span text:style-name="T51">This method is implemented in </text:span><text:span text:style-name="T16">wat_infer_residence</text:span><text:span text:style-name="T51">.</text:span></text:p>
      <text:p text:style-name="Heading_20_4"><text:span text:style-name="T47">D</text:span><text:span text:style-name="T25">etails</text:span></text:p>
      <text:p text:style-name="P26"><text:span text:style-name="T47">Much less data is recorded per individual than expected. </text:span><text:span text:style-name="T44">We hypothesised that (some of) these missing data may be due to the inability of the WATLAS system to receive signals when knots are on the mudflats, since signal reception is improved with increased height of the tags, such as when knots are in flight. This presents the issue of the more interesting data also being the harder to acquire. </text:span><text:span text:style-name="T47">We reasoned that since flight positions are well recorded, and since knots are expected to </text:span><text:span text:style-name="T53">fly </text:span><text:span text:style-name="T47">between residence patches, that large gaps between recorded positions may indicate instances where knots in flight landed, were lost to WATLAS, and were re-acquired when they took flight again. </text:span><text:span text:style-name="T48">If the distance between the ‘landing’ and ‘take-off’ positions is relatively small, but the time difference large, the gap in between might represent a residence patch. This argument --- that a disproportionately large time gap relative to the spatial gap might represent a residence patch in the missing data --- holds regardless of why the data were missing.</text:span></text:p>
      <text:p text:style-name="P13"/>
      <text:p text:style-name="P27"><text:span text:style-name="T48">W</text:span><text:span text:style-name="T25">e first identified all consecutive pairs of points in each individual- and tidal cycle-specific track between which there was a time gap of at least 30 minutes, and between which there was a spatial gap of less than 100 metres. </text:span><text:span text:style-name="T55">These were considered to delimit an inferred patch. </text:span><text:span text:style-name="T25">In case more than two successive points satisfied th</text:span><text:span text:style-name="T54">ese</text:span><text:span text:style-name="T25"> criteria (representing very low quality sampling) we merged all of them into a single inferred patch. </text:span><text:span text:style-name="T49">We calculated the mean of the X,Y coordinates, and the mean time difference (if there was more than one) for this inferred patch. Finally, we added the inferred patches to the canonical (or real) data, taking care to order the inferred patch </text:span><text:span text:style-name="T56">in</text:span><text:span text:style-name="T49"> time. </text:span><text:span text:style-name="T57">We added</text:span><text:span text:style-name="T49"> the time since high tide and the water-level </text:span><text:span text:style-name="T57">of the first point delimiting each inferred patch</text:span><text:span text:style-name="T49"> as attributes.</text:span></text:p>
      <text:h text:style-name="Heading_20_3" text:outline-level="3"><text:span text:style-name="T39">C</text:span><text:span text:style-name="T49">lassifying residence points</text:span></text:h>
      <text:p text:style-name="P57">Having obtained residence times <text:span text:style-name="T84">for each position</text:span>, we classified residence points as positions with a residence time &gt; 2 minutes. This yields a maximum speed &lt; 0.833 m/s for a position whose 50m buffer was traversed <text:span text:style-name="T84">in a straight line along the diameter (100 m in 2 minutes)</text:span>. We consider this a reasonable <text:span text:style-name="T85">residence time</text:span> threshold <text:span text:style-name="T85">below</text:span> which knots are likely to be travelling rather than stationary. <text:span text:style-name="T86">We continued only with the residence points for further analysis. This method is implemented in </text:span><text:span text:style-name="T15">wat_classify_points</text:span><text:span text:style-name="T50">.</text:span></text:p>
      <text:p text:style-name="Heading_20_4">Details</text:p>
      <text:p text:style-name="P28">In this simple step, we filtered out data where the calculated residence time was below 2 minutes. The inferred residence patches from the previous section were retained since their <text:soft-page-break/>residence time would have had to have been 30 minutes for inclusion as an inferred patch to begin with. This is worth mentioning here since in a previous iteration of this method, the inferred residence patches were assigned the lowest possible residence time necessary for their inclusion in the data.</text:p>
      <text:h text:style-name="Heading_20_3" text:outline-level="3">Constructing residence patches</text:h>
      <text:p text:style-name="P35">We identified residence patches in a multi-step, multi-scale process applied to individual- and tidal cycle-specific tracks. We began at the level of single positions, by determining whether buffers of radius 10m drawn around consecutive positions in a track would overlap, and clustered those sequences of positions which met this criteria into proto-patches. </text:p>
      <text:p text:style-name="P29"/>
      <text:p text:style-name="P35">We removed proto-patches comprising fewer than three positions. Since this criterion would have removed the inferred residence patches as well, we took care to see that it was only applied to the canonical data, and not to the inferred patches.</text:p>
      <text:p text:style-name="P29"/>
      <text:p text:style-name="P35">Recognising that proto-patches might represent discontinuous parts of a larger residence patch, we next determined whether the proto-patches were independent based on spatio-temporal and residence time criteria. If successive proto-patches were within 30 minutes and 100 metres of each other, and if the difference between their mean residence time was less than 30 minutes, they were considered non-independent and merged into a single patch.</text:p>
      <text:p text:style-name="P29"/>
      <text:p text:style-name="P30">For each residence patch, we calculated the first, last, and mean of the coordinates, residence time, time since high tide, and water-level; <text:span text:style-name="T87">each of these was derived from the discrete positions that had been classified into the patch. We then calculated some more metrics: the total distance between successive points in the patch, the displacement and patch duration as the spatial and time differences between the first and last point of the patch, respectively. We also calculated the straight line distance between successive patches.</text:span></text:p>
      <text:p text:style-name="P30"/>
      <text:p text:style-name="P31">Next, we handled the issue of inferred residence patches. These data were retained as-is if they were spatio-temporally independent of other patches. However, when an inferred patch was found to require merging into a canonical residence patch, the resulting merged patch was tagged as ‘mixed’, to indicate the combination of canonical and inferred data.</text:p>
      <text:p text:style-name="P31"/>
      <text:p text:style-name="P32"><text:span text:style-name="T88">Finally, we extracted areal metrics from the patches. First, we converted the points comprising each patch into a simple features geometry object, and created a 10 metre buffer around each points, merging overlapping buffers into a single patch outline. We calculated the area and circularity </text:span><text:reference-mark-start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88">(Polsby and Popper 1991)</text:span><text:reference-mark-end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88"> of the patch outline.</text:span></text:p>
      <text:p text:style-name="P29"/>
      <text:p text:style-name="Heading_20_4">Details</text:p>
      <text:p text:style-name="P33">No further details.</text:p>
      <text:h text:style-name="Heading_20_3" text:outline-level="3">Repairing high-tide patches</text:h>
      <text:p text:style-name="P34"><text:span text:style-name="T89">Having identified individual- and tidal cycle-specific residence patches, we merged the individual-specific patches across tidal cycles. At this scale of organisation, we addressed discontinuities in patch construction at temporal boundaries, i.e., the issue that the first patch </text:span><text:soft-page-break/><text:span text:style-name="T89">of an individual track in a tidal cycle </text:span><text:span text:style-name="T17">T</text:span><text:span text:style-name="T68">n</text:span><text:span text:style-name="T52"> may be spatio-temporally proximate to the last patch of the tidal cycle </text:span><text:span text:style-name="T17">T</text:span><text:span text:style-name="T68">n-1</text:span><text:span text:style-name="T74">, and that the two should thus be merged. </text:span><text:span text:style-name="T75">We applied the same spatio-temporal criteria as used in the initial patch identification to the last and first patches of consecutive tidal cycles, and merged the</text:span><text:span text:style-name="T77">m where necessary, recalculating each patch metric including the newly added positions. </text:span><text:span text:style-name="T75">We renumbered patches in </text:span><text:span text:style-name="T76">tidal cycles where the former first patch was merged into the last patch of the previous tidal cycle.</text:span></text:p>
      <text:p text:style-name="Heading_20_4"><text:span text:style-name="T76">D</text:span><text:span text:style-name="T69">etails</text:span></text:p>
      <text:p text:style-name="P21">No further details.</text:p>
      <text:h text:style-name="P67" text:outline-level="2">Identifying spatio-temporal patch clusters</text:h>
      <text:p text:style-name="P58">Knots live in groups, and it is reasonable to expect that the residence patches of multiple individuals might overlap in space <text:span text:style-name="T90">and time</text:span>. <text:span text:style-name="T91">We identified clusters of spatially proximate patches at a range of spatio-temporal scales using a network modularity approach.</text:span></text:p>
      <text:h text:style-name="Heading_20_3" text:outline-level="3">Identifying <text:span text:style-name="T83">good data</text:span></text:h>
      <text:p text:style-name="P36">We began by identifying and retaining only tidal cycles in which at least 10 individuals were tracked, and the individuals which were tracked in at least 10 tidal cycles, in order to remove data from sparsely-measured times and individuals. Following this procedure, [GN] individuals remained across [GN*] tidal cycles.</text:p>
      <text:p text:style-name="Heading_20_4">Details</text:p>
      <text:p text:style-name="P37">We removed tidal cycles in which there were fewer than 10 individuals recorded, because this low sampling indicates either a problem with the tracking system, or the real absence of a majority of individuals from the tracking area. In either case, the recorded behaviour is unlikely to provide a good picture of usual field conditions.</text:p>
      <text:p text:style-name="P37"/>
      <text:p text:style-name="P38">We also removed poorly sampled individuals, whose absence from the majority of tidal cycles could indicate either transient behaviour, i.e., the individual does not often reside in the tracking area, or that there is a problem with the transmitter. This could result in more error-prone data, which would not be representative.</text:p>
      <text:h text:style-name="P72" text:outline-level="3">Constructing patch clusters</text:h>
      <text:p text:style-name="Standard"><text:span text:style-name="T92">We identified spatial clusters in the residence patch data using a network approach for each combination of <text:s/>spatio-temporal scales. First, we calculated one hour intervals from the earliest patch in the data, and assigned each subsequent patch to the appropriate interval based on the patch-specific mean time. Within each interval, we used the cKDTree method </text:span><text:reference-mark-start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2">(Bentley 1975)</text:span><text:reference-mark-end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2"> from the </text:span><text:span text:style-name="T18">scipy</text:span><text:span text:style-name="T58"> </text:span><text:span text:style-name="T59">Python package to</text:span><text:span text:style-name="T92"> identify pairs of patches whose centroids were &lt; 50 m apart. This includes spatially proximate pairs from the same individual; these may be formed when two patches from an individual are separated in time, but overlap in space.</text:span></text:p>
      <text:p text:style-name="P39"/>
      <text:p text:style-name="P40"><text:span text:style-name="T92">We treated these interval-specific, spatially proximate pairs of patches as the connected nodes of a network, and applied the greedy modularity approach </text:span><text:reference-mark-start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text:span text:style-name="T94">(Clauset </text:span><text:span text:style-name="T95">et al.</text:span><text:span text:style-name="T94"> 2004)</text:span><text:reference-mark-end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 <text:span text:style-name="T93">to identify clusters of patches within this network. In the context of group behaviour, this means </text:span><text:soft-page-break/><text:span text:style-name="T93">that within each cluster, though not all knots’ residence patches are within 50 m of one another, each knot patch is within 50 m of at least one other patch. We repeated this time-interval binning and cluster identification process for each of 16 combinations of four intervals (1, 3, 6, and 12 hours) and four spatial proximity cutoffs (50, 100, 250, and 500 m), and at each spatio-temporal scale combination, identified cluster composition.</text:span></text:p>
      <text:p text:style-name="Heading_20_4">Details</text:p>
      <text:p text:style-name="P47"><text:span text:style-name="T98">We start with the problem: we want to know which knots are clustered together, for some definition of ‘together’. </text:span><text:span text:style-name="T110">We chose to work at this level of spatial organisation, rather than the level of the individual point positions for two reasons: first, it is computationally convenient. Second, the point position is prone to error, which is propogated to associated attributes such as distance from the previous point, speed, and duration. At the residence patch level, these attributes are both more useful (for example, instantaneous speeds give a less accurate picture of movement than the average speed across many positions), and more reliable (since errors are expected to be averaged out).</text:span><text:span text:style-name="T111">k</text:span><text:span text:style-name="T110"> Further, it is easier to link patch-level attributes such as duration, area, and circularity to existing hypotheses.</text:span></text:p>
      <text:p text:style-name="P47"/>
      <text:p text:style-name="P47"><text:span text:style-name="T110">W</text:span><text:span text:style-name="T98">e </text:span><text:span text:style-name="T110">began with an</text:span><text:span text:style-name="T98"> initial definition of spatial and temporal proximity: two </text:span><text:span text:style-name="T97">patches</text:span><text:span text:style-name="T98"> should be considered proximate if their residence patch centroids </text:span><text:span text:style-name="T97">are</text:span><text:span text:style-name="T98"> within 50 m of each other </text:span><text:span text:style-name="T97">(or 100, 250, and 500 m)</text:span><text:span text:style-name="T98"> in the same one hour interval </text:span><text:span text:style-name="T97">(or in the same 3, 6, and 12 hour interval)</text:span><text:span text:style-name="T98">. This means that two knots whose patches overlap in space, but which are from </text:span><text:span text:style-name="T97">the temporal extremes of a</text:span><text:span text:style-name="T96"> tidal cycle should not be considered to be spatio-temporally linked </text:span><text:span text:style-name="T97">(at least at the 1, 3, and 6 hour scale)</text:span><text:span text:style-name="T96">. </text:span><text:span text:style-name="T97">We used the k-dimensional </text:span><text:span text:style-name="T99">(KD) </text:span><text:span text:style-name="T97">trees method </text:span><text:span text:style-name="T99">to identify which pairs of patches were within the spatial proximity cutoff, for each of the four cutoff values. The KD tree method </text:span><text:span text:style-name="T111">is an efficient method for spatial analyses that was devleoped for computer science; it </text:span><text:span text:style-name="T99">is not explained here, but see Bentley </text:span><text:span text:style-name="T111">(</text:span><text:span text:style-name="T99">1975</text:span><text:span text:style-name="T111">)</text:span><text:span text:style-name="T99">.</text:span></text:p>
      <text:p text:style-name="P41"/>
      <text:p text:style-name="P43">We were able to treat the list of spatially proximate pairs of patches as the connected nodes of a network, i.e., if patches 1 and 2, and patches 1 and 3 are <text:span text:style-name="T110">within 50 m of each other, then patches 1, 2, and 3 form a network with three nodes. This is not a complete network, i.e., patches 2 and 3 are not connected.</text:span></text:p>
      <text:p text:style-name="P41"/>
      <text:p text:style-name="P42">Here, it is important to point out that we chose to include those pairs of proximate patches that were from the same indiviudal. While spatial proximity between the centroids of successive patches from the same indiviudual might be thought to indicate errors in the residence patch identification algorithm described earlier, this is not so. Distance is one among three criteria --- the other two are time difference, and difference in residence time (indicating behavioural difference) --- by which patches may be separated. Hence it is possible that multiple patches from the same individual are present in a small spatio-temporal window. This phenomenon only increases with the size of the window in space and/or time.</text:p>
      <text:p text:style-name="P42"/>
      <text:p text:style-name="P40"><text:span text:style-name="T99">It might further be argued that spatially proximate pairs of patches from the same individual should be removed from consideration in a cluster. It is instead quite advantageous to include them, as it allows us to examine whether patches are more often linked within individuals or between individuals. Further, we can examine </text:span><text:span text:style-name="T100">how the ratio of within to between individual links is related to individual identity and the resource landscape.</text:span></text:p>
      <text:h text:style-name="Heading_20_2" text:outline-level="2"><text:bookmark text:name="_z2tohjed31u"/><text:soft-page-break/>Calculating cluster metrics</text:h>
      <text:h text:style-name="Heading_20_3" text:outline-level="3">Number of individuals and patches</text:h>
      <text:p text:style-name="P50"><text:span text:style-name="T123">After identifying which residence patches were clustered in space and time, </text:span><text:span text:style-name="T124">w</text:span><text:span text:style-name="T123">e treated patches which were not assigned to a cluster, i.e., which were spatio-temporally independent, as representing behaviour at the lower bounds of group sizes. We assigned such ‘independent patches’ a cluster size of 1. </text:span><text:span text:style-name="T124">Then, w</text:span><text:span text:style-name="T123">e counted the number of patches in each cluster of residence patches, as well as the number of unique individuals in the cluster. We also counted the number of patches per individual. We considered clusters with </text:span><text:span text:style-name="T125">only one</text:span><text:span text:style-name="T123"> unique individual as better represting behaviour at low group sizes, </text:span><text:span text:style-name="T124">and considered patches <text:s/>in such clusters </text:span><text:span text:style-name="T125">to be</text:span><text:span text:style-name="T124"> independent as well.</text:span></text:p>
      <text:p text:style-name="P50"/>
      <text:p text:style-name="P51">Next, we calculated some areal metrics from the spatial polygons representing each patch in a cluster. We obtained the total area of the module, after accounting for overlaps among patches, and also quantified the extent of overlap as the difference between the sum of individual patch areas and the total area. We calculated the cluster density as the number of individuals per square metre of total area.</text:p>
      <text:p text:style-name="P51"/>
      <text:p text:style-name="P52">Finally, we calculated the water-level at each cluster as the mean water-level of each of the component residence patches.</text:p>
      <text:p text:style-name="Heading_20_4">Details</text:p>
      <text:p text:style-name="P53">At the level of the cluster of residence patches, we want to know some things about the flock of knots that made it. These metrics are only indicators of relative differences among clusters or flocks, and rely on the assumption that the tracked individuals are evenly distributed among the population. This assumption can be tested using ring-resighting data, <text:span text:style-name="T125">and the density of tracked individuals is approx. 1 per 330 [NOT CERTAIN].</text:span></text:p>
      <text:p text:style-name="P53"/>
      <text:p text:style-name="P53">For each of the 16 combinations of temporal binning and spatial association limits (spatio-temporal scale), we obtained an identifier for each spatial cluster in each time interval, allowing us to count how many patches were present in each cluster, how many individuals, and how many patches per individual. It is more likely to find large clusters at large scales. <text:span text:style-name="T125">When clusters are detected with only one individual, we consider them to represent decisions at very low group densities. We separate the cluster consider the component patches to be independent.</text:span></text:p>
      <text:p text:style-name="P53"/>
      <text:p text:style-name="P54">The residence patch data may be used to extract the points underlying each patch, as well as the bounding polygon. We used these polygons to calculate the total cluster area by overlaying the multiple polygons, merging them, and getting the area of the resulting consolidated polygon. We can quantify the extent of overlap by subtracting the sum of patch areas from the consolidated/merged cluster area, and calculate the proportion of overlap to area. <text:span text:style-name="T126">We can then get cluster density as the number of individuals per total cluster area.</text:span></text:p>
      <text:p text:style-name="P54"/>
      <text:p text:style-name="P55">Finally, since each cluster is comprised of residence patches, and we already identified the water-level at the start, middle, and end of each patch, we can get the aggregated mean, start, and end values at the cluster level.</text:p>
      <text:h text:style-name="Heading_20_1" text:outline-level="1"><text:soft-page-break/>Results</text:h>
      <text:h text:style-name="Heading_20_1" text:outline-level="1"><text:bookmark text:name="_ogjd62s4rlf1"/>Data availability statement</text:h>
      <text:h text:style-name="Heading_20_1" text:outline-level="1"><text:bookmark text:name="_wrjrn150oirl"/>Author contributions</text:h>
      <text:h text:style-name="Heading_20_1" text:outline-level="1"><text:bookmark text:name="_1h2uwq1mdv0i"/>Funding</text:h>
      <text:h text:style-name="Heading_20_1" text:outline-level="1"><text:bookmark text:name="_fb3z2z69jskc"/>Acknowledge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none"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5-02T15:56:51.558443488</dc:date>
    <meta:editing-duration>PT5H32M34S</meta:editing-duration>
    <meta:editing-cycles>111</meta:editing-cycles>
    <dc:creator>pratik gupte</dc:creator>
    <meta:document-statistic meta:table-count="0" meta:image-count="0" meta:object-count="0" meta:page-count="13" meta:paragraph-count="124" meta:word-count="5879" meta:character-count="36833" meta:non-whitespace-character-count="31102"/>
    <meta:user-defined meta:name="ZOTERO_PREF_1">&lt;data data-version="3" zotero-version="5.0.85"&gt;&lt;session id="MJakVwYS"/&gt;&lt;style id="http://www.zotero.org/styles/frontiers-in-ecology-and-the-environment" hasBibliography="1" bibliographyStyleHasBeenSet="0"/&gt;&lt;prefs&gt;&lt;pref name="fieldType" value="ReferenceMar</meta:user-defined>
    <meta:user-defined meta:name="ZOTERO_PREF_2">k"/&gt;&lt;/prefs&gt;&lt;/data&gt;</meta:user-defined>
  </office:meta>
</office:document-meta>
</file>